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title: ST661 R prog Assignment 2</text:p>
      <text:p text:style-name="Standard"># author: Paul Williamson</text:p>
      <text:p text:style-name="Standard"># date: 07/11/2018</text:p>
      <text:p text:style-name="Standard"/>
      <text:p text:style-name="Standard"># QUESTION 1:</text:p>
      <text:p text:style-name="Standard"># remove(cdc1, cols_to_change, hlth_table, male_total, male_vg_ex_prop)</text:p>
      <text:p text:style-name="Standard"># remove(female_total, female_vg_ex_prop)</text:p>
      <text:p text:style-name="Standard"><text:s text:c="2"/></text:p>
      <text:p text:style-name="Standard"># Download the cdc1.Rdata file from moodle and load</text:p>
      <text:p text:style-name="Standard">load("C:/Users/PAUL/Documents/.Maynooth HDip/ST661 R programming/Assignment #2/cdc1.Rdata")</text:p>
      <text:p text:style-name="Standard"/>
      <text:p text:style-name="Standard"># check data imported</text:p>
      <text:p text:style-name="Standard">str(cdc1)</text:p>
      <text:p text:style-name="Standard">head(cdc1)</text:p>
      <text:p text:style-name="Standard"/>
      <text:p text:style-name="Standard"># Q1(a) Change variables exerany, smoke100 and hlthplan to be factors with suitable levels.</text:p>
      <text:p text:style-name="Standard"/>
      <text:p text:style-name="Standard"># Use a char vector to index cols into data</text:p>
      <text:p text:style-name="Standard">cols_to_change &lt;- c("exerany","smoke100","hlthplan")</text:p>
      <text:p text:style-name="Standard">cdc1[cols_to_change] &lt;- lapply(cdc1[cols_to_change], factor)</text:p>
      <text:p text:style-name="Standard"/>
      <text:p text:style-name="Standard"># check class types in cdc1 dataset to confirm variables have been changed to factors</text:p>
      <text:p text:style-name="Standard">sapply(cdc1, class)</text:p>
      <text:p text:style-name="Standard"/>
      <text:p text:style-name="Standard"># Alternatively change each col separately using...</text:p>
      <text:p text:style-name="Standard"># cdc$exerany &lt;-as.factor(cdc$exerany)</text:p>
      <text:p text:style-name="Standard"/>
      <text:p text:style-name="Standard"># change to suitable levels</text:p>
      <text:p text:style-name="Standard">levels(cdc1$exerany) &lt;- c("no", "yes")</text:p>
      <text:p text:style-name="Standard">levels(cdc1$hlthplan) &lt;- c("nocover", "cover")</text:p>
      <text:p text:style-name="Standard">levels(cdc1$smoke100) &lt;- c("nosmoke", "smoke")</text:p>
      <text:p text:style-name="Standard"/>
      <text:p text:style-name="Standard"># Confirm changes to levels</text:p>
      <text:p text:style-name="Standard">str(cdc1)</text:p>
      <text:p text:style-name="Standard">head(cdc1)</text:p>
      <text:p text:style-name="Standard"/>
      <text:p text:style-name="Standard"># Q1(b) Calculate the proportion of men that have health very good or better. Do the same for women.</text:p>
      <text:p text:style-name="Standard"># Who has the better health?</text:p>
      <text:p text:style-name="Standard"/>
      <text:p text:style-name="Standard">class(cdc1)</text:p>
      <text:p text:style-name="Standard"/>
      <text:p text:style-name="Standard">hlth_table &lt;- table(cdc1$genhlth, cdc1$gender)</text:p>
      <text:p text:style-name="Standard">class(hlth_table)</text:p>
      <text:p text:style-name="Standard">hlth_table</text:p>
      <text:p text:style-name="Standard">barplot(hlth_table, beside=TRUE, col=1:5, legend.text=TRUE)</text:p>
      <text:p text:style-name="Standard"/>
      <text:p text:style-name="Standard"># Compare overall proportions on barplot</text:p>
      <text:p text:style-name="Standard">prop.table(hlth_table)</text:p>
      <text:p text:style-name="Standard">barplot(prop.table(hlth_table), col=1:5, legend.text=TRUE)</text:p>
      <text:p text:style-name="Standard"/>
      <text:p text:style-name="Standard"><text:soft-page-break/># get proportions per gender</text:p>
      <text:p text:style-name="Standard">male_total &lt;-sum(hlth_table[,"m"]) # sum of all rows in column 1 (m)</text:p>
      <text:p text:style-name="Standard">male_total</text:p>
      <text:p text:style-name="Standard">male_vg_ex_prop &lt;- sum(hlth_table[1:2,"m"])/male_total # proportion: sum/total</text:p>
      <text:p text:style-name="Standard">male_vg_ex_prop</text:p>
      <text:p text:style-name="Standard"/>
      <text:p text:style-name="Standard">female_total &lt;-sum(hlth_table[,"f"]) # sum of all rows in column 2 (f)</text:p>
      <text:p text:style-name="Standard">female_total</text:p>
      <text:p text:style-name="Standard">female_vg_ex_prop &lt;- sum(hlth_table[1:2,"f"])/female_total # proportion: sum/total</text:p>
      <text:p text:style-name="Standard">female_vg_ex_prop</text:p>
      <text:p text:style-name="Standard"/>
      <text:p text:style-name="Standard"/>
      <text:p text:style-name="Standard"># Q1(c) Use subset to extract the smokers.</text:p>
      <text:p text:style-name="Standard"># For the smokers, calculate the proportion of men that have health very good or better.</text:p>
      <text:p text:style-name="Standard"># Do the same for women.</text:p>
      <text:p text:style-name="Standard"/>
      <text:p text:style-name="Standard"># remove(smokers_table, healthy_male_smokers, proportion_healthy_male_smokers, healthy_female_smokers,proportion_healthy_female_smokers)</text:p>
      <text:p text:style-name="Standard"/>
      <text:p text:style-name="Standard">head(cdc1)</text:p>
      <text:p text:style-name="Standard">smokers_table &lt;- subset(cdc1, smoke100 == "smoke")</text:p>
      <text:p text:style-name="Standard">head(smokers_table)</text:p>
      <text:p text:style-name="Standard"/>
      <text:p text:style-name="Standard"># extract male smokers</text:p>
      <text:p text:style-name="Standard">healthy_male_smokers &lt;- subset(smokers_table, gender == "m" &amp; (genhlth == "excellent" | genhlth == "very good"))</text:p>
      <text:p text:style-name="Standard">head(healthy_male_smokers)</text:p>
      <text:p text:style-name="Standard">healthy_male_smokers &lt;- subset(healthy_male_smokers, select = c(genhlth,smoke100,gender))</text:p>
      <text:p text:style-name="Standard">head(healthy_male_smokers)</text:p>
      <text:p text:style-name="Standard"/>
      <text:p text:style-name="Standard">proportion_healthy_male_smokers &lt;- length(healthy_male_smokers)/male_total</text:p>
      <text:p text:style-name="Standard">proportion_healthy_male_smokers</text:p>
      <text:p text:style-name="Standard"/>
      <text:p text:style-name="Standard"># extract female smokers</text:p>
      <text:p text:style-name="Standard">healthy_female_smokers &lt;- subset(smokers_table, gender == "f" &amp; (genhlth == "excellent" | genhlth == "very good"))</text:p>
      <text:p text:style-name="Standard">head(healthy_female_smokers)</text:p>
      <text:p text:style-name="Standard">healthy_female_smokers &lt;- subset(healthy_female_smokers, select = c(genhlth,smoke100,gender))</text:p>
      <text:p text:style-name="Standard">healthy_female_smokers</text:p>
      <text:p text:style-name="Standard"/>
      <text:p text:style-name="Standard">proportion_healthy_female_smokers &lt;- length(healthy_female_smokers)/female_total</text:p>
      <text:p text:style-name="Standard">proportion_healthy_female_smokers</text:p>
      <text:p text:style-name="Standard"/>
      <text:p text:style-name="Standard"/>
      <text:p text:style-name="Standard"># (d) Repeat (c) for non smokers.</text:p>
      <text:p text:style-name="Standard"/>
      <text:p text:style-name="Standard">non_smokers_table &lt;- subset(cdc1, smoke100 == "nosmoke")</text:p>
      <text:p text:style-name="Standard">head(non_smokers_table)</text:p>
      <text:p text:style-name="Standard"/>
      <text:p text:style-name="Standard"># extract male non smokers</text:p>
      <text:p text:style-name="Standard">healthy_male_non_smokers &lt;- subset(non_smokers_table, gender == "m" &amp; (genhlth == "excellent" | genhlth == "very good"))</text:p>
      <text:p text:style-name="Standard"><text:soft-page-break/>head(healthy_male_non_smokers)</text:p>
      <text:p text:style-name="Standard">healthy_male_non_smokers &lt;- subset(healthy_male_non_smokers, select = c(genhlth,smoke100,gender))</text:p>
      <text:p text:style-name="Standard">head(healthy_male_non_smokers)</text:p>
      <text:p text:style-name="Standard"/>
      <text:p text:style-name="Standard">proportion_healthy_male_non_smokers &lt;- length(healthy_male_non_smokers)/male_total</text:p>
      <text:p text:style-name="Standard">proportion_healthy_male_non_smokers</text:p>
      <text:p text:style-name="Standard"/>
      <text:p text:style-name="Standard"># extract female smokers</text:p>
      <text:p text:style-name="Standard">healthy_female_non_smokers &lt;- subset(non_smokers_table, gender == "f" &amp; (genhlth == "excellent" | genhlth == "very good"))</text:p>
      <text:p text:style-name="Standard">head(healthy_female_non_smokers)</text:p>
      <text:p text:style-name="Standard">healthy_female_non_smokers &lt;- subset(healthy_female_non_smokers, select = c(genhlth,smoke100,gender))</text:p>
      <text:p text:style-name="Standard">healthy_female_non_smokers</text:p>
      <text:p text:style-name="Standard"/>
      <text:p text:style-name="Standard">proportion_healthy_female_non_smokers &lt;- length(healthy_female_non_smokers)/female_total</text:p>
      <text:p text:style-name="Standard">proportion_healthy_female_non_smokers</text:p>
      <text:p text:style-name="Standard"/>
      <text:p text:style-name="Standard"/>
      <text:p text:style-name="Standard"># (e) Based on your calculations of (c) and (d), compare the health of men and women, and the</text:p>
      <text:p text:style-name="Standard"># health of smokers and non smokers.</text:p>
      <text:p text:style-name="Standard">proportion_healthy_male_smokers</text:p>
      <text:p text:style-name="Standard">proportion_healthy_female_smokers</text:p>
      <text:p text:style-name="Standard">proportion_healthy_male_non_smokers</text:p>
      <text:p text:style-name="Standard">proportion_healthy_female_non_smoke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3:16.570000000</meta:creation-date>
    <dc:date>2018-11-07T16:24:03.483000000</dc:date>
    <meta:editing-duration>PT56S</meta:editing-duration>
    <meta:editing-cycles>1</meta:editing-cycles>
    <meta:document-statistic meta:table-count="0" meta:image-count="0" meta:object-count="0" meta:page-count="3" meta:paragraph-count="90" meta:word-count="429" meta:character-count="4169" meta:non-whitespace-character-count="3827"/>
    <meta:generator>LibreOffice/6.0.6.2$Windows_X86_64 LibreOffice_project/0c292870b25a325b5ed35f6b45599d2ea4458e77</meta:generator>
  </office:meta>
</office:document-meta>
</file>